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Column A</text:p>
          </table:table-cell>
          <table:table-cell table:style-name="ce1" office:value-type="string" calcext:value-type="string">
            <text:p>Column B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me text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.35" calcext:value-type="float">
            <text:p>1,35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date" office:date-value="2019-08-17" calcext:value-type="date">
            <text:p>17/08/2019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46:51</meta:creation-date>
    <dc:language>es-AR</dc:language>
    <dc:date>2020-12-15T22:16:02</dc:date>
    <meta:editing-cycles>4</meta:editing-cycles>
    <meta:editing-duration>PT1M</meta:editing-duration>
    <meta:generator>LibreOffice/6.0.7.3$Linux_X86_64 LibreOffice_project/00m0$Build-3</meta:generator>
    <meta:document-statistic meta:table-count="1" meta:cell-count="9" meta:object-count="0"/>
  </office:meta>
</office:document-meta>
</file>